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61cm" fo:margin-left="0.222cm" fo:margin-right="1.166cm" table:align="margins"/>
    </style:style>
    <style:style style:name="Table3.A" style:family="table-column">
      <style:table-column-properties style:column-width="4.179cm" style:rel-column-width="17541*"/>
    </style:style>
    <style:style style:name="Table3.B" style:family="table-column">
      <style:table-column-properties style:column-width="6.17cm" style:rel-column-width="25904*"/>
    </style:style>
    <style:style style:name="Table3.C" style:family="table-column">
      <style:table-column-properties style:column-width="5.262cm" style:rel-column-width="22090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3" style:family="paragraph" style:parent-style-name="Heading_20_4">
      <style:paragraph-properties fo:margin-top="0.423cm" fo:margin-bottom="0.212cm" fo:keep-with-next="always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_20_Contents">
      <style:text-properties style:language-asian="zh" style:country-asian="TW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ows</text:h>
      <text:p text:style-name="P6">Defines the rows of a grid. Each child of a rows element should be a org.zkoss.zul.Row element.</text:p>
      <text:p text:style-name="P6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5" text:outline-level="4">Class Name</text:h>
      <text:p text:style-name="P9"><text:span text:style-name="Source_20_Text"><text:span text:style-name="T1">org.zkoss.zul.Rows</text:span></text:span></text:p>
      <text:h text:style-name="P3" text:outline-level="4">Supported Child Components</text:h>
      <text:p text:style-name="Text_20_body_20_indent_20_2">*org.zkoss.zul.Row</text:p>
      <text:h text:style-name="P4" text:outline-level="4">Supported Events</text:h>
      <text:p text:style-name="P10">*NONE</text:p>
      <text:h text:style-name="P7" text:outline-level="4">Properties</text:h>
      <text:p text:style-name="P10">*NONE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grid that contains this rows.</text:p>
          </table:table-cell>
          <table:table-cell table:style-name="Table3.C2" office:value-type="string">
            <text:p text:style-name="Table_20_Contents"><text:span text:style-name="Source_20_Text"><text:span text:style-name="T2">org.zkoss.zul.Grid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getVisibleBegin()</text:p>
          </table:table-cell>
          <table:table-cell table:style-name="Table3.A2" office:value-type="string">
            <text:p text:style-name="Table_20_Contents">Returns the index of the first visible child. </text:p>
          </table:table-cell>
          <table:table-cell table:style-name="Table3.C2" office:value-type="string">
            <text:p text:style-name="Table_20_Contents">int</text:p>
          </table:table-cell>
        </table:table-row>
        <table:table-row>
          <table:table-cell table:style-name="Table3.A2" office:value-type="string">
            <text:p text:style-name="Table_20_Contents">getVisibleEnd()</text:p>
          </table:table-cell>
          <table:table-cell table:style-name="Table3.A2" office:value-type="string">
            <text:p text:style-name="P8">Returns the index of the last visible child. </text:p>
          </table:table-cell>
          <table:table-cell table:style-name="Table3.C2" office:value-type="string">
            <text:p text:style-name="P8">int</text:p>
          </table:table-cell>
        </table:table-row>
        <table:table-row>
          <table:table-cell table:style-name="Table3.A2" office:value-type="string">
            <text:p text:style-name="Table_20_Contents">insertBefore(org.zkoss.zk.ui.Component, org.zkoss.zk.ui.Component)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>boolean</text:p>
          </table:table-cell>
        </table:table-row>
        <table:table-row>
          <table:table-cell table:style-name="Table3.A2" office:value-type="string">
            <text:p text:style-name="Table_20_Contents">onChildAdded(org.zkoss.zk.ui.Component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8">void</text:p>
          </table:table-cell>
        </table:table-row>
        <table:table-row>
          <table:table-cell table:style-name="Table3.A2" office:value-type="string">
            <text:p text:style-name="Table_20_Contents">onChildRemoved(org.zkoss.zk.ui.Component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etParent(org.zkoss.zk.ui.Component)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>void</text:p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9:22:44</dc:date>
    <dc:language>en-US</dc:language>
    <meta:editing-cycles>83</meta:editing-cycles>
    <meta:editing-duration>PT4H24M2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79" meta:word-count="210" meta:character-count="1767"/>
  </office:meta>
</office:document-meta>
</file>